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brý den, mám český řidičský průkaz skupiny B, jsem šíleně odhodlaný a rozumím technice. Ke svým úkolům přistupuji vždy zodpovědně a dokonce je mám rád. Ve volném čase rád cestuji. Rád se učím novým věcem. Studoval jsem češtinu, angličtinu jsem se učil a učím dál. Miluji programování. Oba diplomy jsem získal s hodnocením “excelent”. Pokud jsou nějaké doplňující otázky, raději se ptejte, rád odpoví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rgey Ponomarov</meta:initial-creator>
    <dc:creator>Sergey Ponomarov</dc:creator>
    <meta:creation-date>2023-06-07T15:08:00Z</meta:creation-date>
    <dc:date>2023-06-07T15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60" meta:character-count="403" meta:row-count="2" meta:non-whitespace-character-count="344"/>
  </office:meta>
</office:document-meta>
</file>